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ogbok</text:p>
      <text:p text:style-name="Standard"/>
      <text:p text:style-name="Standard"/>
      <text:p text:style-name="Standard">Vi träffades och började ta reda på hur google maps fungerar genom att lära oss hur det fungerade med certifikat signering och utvecklarnycklarna gjorde att vi fick åtkomst till maps APIet. Vi gick igenom några tutorials med hur man får ut en vägbeskrivning från google och ritar upp vägen.</text:p>
      <text:p text:style-name="Standard">Vi experimenterade också med hur android fungerar och satte upp våra emulatorer och utvecklingsmiljöer.</text:p>
      <text:p text:style-name="Standard"/>
      <text:p text:style-name="Standard">Nästa möte omvärderade vi våran idée och valde att skrota den pga bristfällig interaktion och kreativitets/rolighets faktor. Vi behöll kart temat men valde funktionallitet efter interaktionsmöjligheter. <text:s/>Vi använde whiteboarden för att I steg rita appens delar, diskuterade mycket, gjorde modifieringar och tillslut ritade upp usecases. <text:s/></text:p>
      <text:p text:style-name="Standard"/>
      <text:p text:style-name="Standard">Vi ordnade en radarvy med cirklar och en tiltsensor för att få ut koordinaterna skrevs. </text:p>
      <text:p text:style-name="Standard"/>
      <text:p text:style-name="Standard">En Roadmap vy för när man är på väg gjordes. Rotation av kartan för både Roadmappen och Mapview implementerades separat. MapViewActivity fick location markers, var man befinner sig och en svart dimmad bakgrund för att göra uppfattningen mer I rummet än från en overview av en karta. </text:p>
      <text:p text:style-name="Standard">Tiltsensor delen utvecklades ytterligare. Separat kod med mapview integrerades till den mer enhetliga appen och navigationsservicen som ska ligga I bakgrunden påbörjades.</text:p>
      <text:p text:style-name="Standard"/>
      <text:p text:style-name="Standard"/>
      <text:p text:style-name="Standard">Integrerade Mapview och RoadMap med rotationskoden. Hapti <text:s/>map navigationsservicen skrevs klart till att ligga som en service och meddelande funktioner gjordes.</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 </meta:initial-creator>
    <meta:creation-date>2012-11-22T16:30:21</meta:creation-date>
    <dc:date>2012-11-28T17:34:26</dc:date>
    <dc:creator>stefan </dc:creator>
    <meta:editing-duration>PT1H2M33S</meta:editing-duration>
    <meta:editing-cycles>5</meta:editing-cycles>
    <meta:generator>LibreOffice/3.5$Linux_X86_64 LibreOffice_project/350m1$Build-2</meta:generator>
    <meta:document-statistic meta:table-count="0" meta:image-count="0" meta:object-count="0" meta:page-count="1" meta:paragraph-count="8" meta:word-count="214" meta:character-count="1438" meta:non-whitespace-character-count="1226"/>
  </office:meta>
</office:document-meta>
</file>